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text-align="center" style:justify-single-word="false" fo:text-indent="0cm" style:auto-text-indent="false"/>
      <style:text-properties officeooo:paragraph-rsid="000e7121"/>
    </style:style>
    <style:style style:name="P2" style:family="paragraph" style:parent-style-name="Text_20_body">
      <style:paragraph-properties fo:margin-left="0cm" fo:margin-right="0cm" fo:text-indent="0cm" style:auto-text-indent="false"/>
      <style:text-properties officeooo:paragraph-rsid="000e7121"/>
    </style:style>
    <style:style style:name="P3" style:family="paragraph" style:parent-style-name="Text_20_body">
      <style:paragraph-properties fo:margin-left="0cm" fo:margin-right="0cm" fo:text-indent="0cm" style:auto-text-indent="false"/>
      <style:text-properties officeooo:paragraph-rsid="00108838"/>
    </style:style>
    <style:style style:name="P4" style:family="paragraph" style:parent-style-name="Heading_20_2">
      <style:paragraph-properties fo:margin-left="0cm" fo:margin-right="0cm" fo:margin-top="0cm" fo:margin-bottom="0.247cm" style:contextual-spacing="false" fo:line-height="115%" fo:text-indent="0cm" style:auto-text-indent="false"/>
      <style:text-properties officeooo:paragraph-rsid="000e7121"/>
    </style:style>
    <style:style style:name="P5" style:family="paragraph" style:parent-style-name="Heading_20_3">
      <style:paragraph-properties fo:margin-left="0cm" fo:margin-right="0cm" fo:margin-top="0cm" fo:margin-bottom="0.247cm" style:contextual-spacing="false" fo:line-height="115%" fo:text-indent="0cm" style:auto-text-indent="false"/>
    </style:style>
    <style:style style:name="P6" style:family="paragraph" style:parent-style-name="Text_20_body">
      <style:paragraph-properties fo:margin-left="0cm" fo:margin-right="0cm" fo:text-indent="0cm" style:auto-text-indent="false"/>
      <style:text-properties officeooo:paragraph-rsid="0012d51c"/>
    </style:style>
    <style:style style:name="P7" style:family="paragraph" style:parent-style-name="Text_20_body" style:list-style-name="L1">
      <style:paragraph-properties fo:margin-left="0cm" fo:margin-right="0cm" fo:text-indent="0cm" style:auto-text-indent="false"/>
    </style:style>
    <style:style style:name="P8" style:family="paragraph" style:parent-style-name="Text_20_body" style:list-style-name="L2">
      <style:paragraph-properties fo:margin-left="0cm" fo:margin-right="0cm" fo:text-indent="0cm" style:auto-text-indent="false"/>
    </style:style>
    <style:style style:name="P9" style:family="paragraph" style:parent-style-name="Heading_20_2">
      <style:paragraph-properties fo:margin-left="0cm" fo:margin-right="0cm" fo:margin-top="0cm" fo:margin-bottom="0.247cm" style:contextual-spacing="false" fo:line-height="115%" fo:text-indent="0cm" style:auto-text-indent="false"/>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list-style-name="L3">
      <style:paragraph-properties fo:margin-left="0cm" fo:margin-right="0cm" fo:text-indent="0cm" style:auto-text-indent="false"/>
    </style:style>
    <style:style style:name="P12" style:family="paragraph" style:parent-style-name="Text_20_body" style:list-style-name="L4">
      <style:paragraph-properties fo:margin-left="0cm" fo:margin-right="0cm" fo:text-indent="0cm" style:auto-text-indent="false"/>
      <style:text-properties officeooo:rsid="000e7861" officeooo:paragraph-rsid="000e7861"/>
    </style:style>
    <style:style style:name="P13" style:family="paragraph" style:parent-style-name="Text_20_body" style:list-style-name="L4">
      <style:paragraph-properties fo:margin-left="0cm" fo:margin-right="0cm" fo:text-indent="0cm" style:auto-text-indent="false"/>
    </style:style>
    <style:style style:name="P14" style:family="paragraph" style:parent-style-name="Text_20_body" style:list-style-name="L5">
      <style:paragraph-properties fo:margin-left="0cm" fo:margin-right="0cm" fo:text-indent="0cm" style:auto-text-indent="false"/>
      <style:text-properties officeooo:rsid="000e7861" officeooo:paragraph-rsid="000e7861"/>
    </style:style>
    <style:style style:name="P15" style:family="paragraph" style:parent-style-name="Text_20_body" style:list-style-name="L6">
      <style:paragraph-properties fo:margin-left="0cm" fo:margin-right="0cm" fo:text-indent="0cm" style:auto-text-indent="false"/>
    </style:style>
    <style:style style:name="P16" style:family="paragraph" style:parent-style-name="Text_20_body" style:list-style-name="L7">
      <style:paragraph-properties fo:margin-left="0cm" fo:margin-right="0cm" fo:text-indent="0cm" style:auto-text-indent="false"/>
      <style:text-properties officeooo:rsid="000e7861" officeooo:paragraph-rsid="000e7861"/>
    </style:style>
    <style:style style:name="P17" style:family="paragraph" style:parent-style-name="Text_20_body" style:list-style-name="L7">
      <style:paragraph-properties fo:margin-left="0cm" fo:margin-right="0cm" fo:text-indent="0cm" style:auto-text-indent="false"/>
    </style:style>
    <style:style style:name="P18" style:family="paragraph" style:parent-style-name="Text_20_body" style:list-style-name="L8">
      <style:paragraph-properties fo:margin-left="0cm" fo:margin-right="0cm" fo:text-indent="0cm" style:auto-text-indent="false"/>
    </style:style>
    <style:style style:name="P19" style:family="paragraph" style:parent-style-name="Text_20_body" style:list-style-name="L9">
      <style:paragraph-properties fo:margin-left="0cm" fo:margin-right="0cm" fo:text-indent="0cm" style:auto-text-indent="false"/>
      <style:text-properties officeooo:paragraph-rsid="000e7861"/>
    </style:style>
    <style:style style:name="P20" style:family="paragraph" style:parent-style-name="Text_20_body" style:list-style-name="L9">
      <style:paragraph-properties fo:margin-left="0cm" fo:margin-right="0cm" fo:text-indent="0cm" style:auto-text-indent="false"/>
    </style:style>
    <style:style style:name="P21" style:family="paragraph" style:parent-style-name="Text_20_body" style:list-style-name="L10">
      <style:paragraph-properties fo:margin-left="0cm" fo:margin-right="0cm" fo:text-indent="0cm" style:auto-text-indent="false"/>
    </style:style>
    <style:style style:name="P22" style:family="paragraph" style:parent-style-name="Text_20_body" style:list-style-name="L11">
      <style:paragraph-properties fo:margin-left="0cm" fo:margin-right="0cm" fo:text-indent="0cm" style:auto-text-indent="false"/>
    </style:style>
    <style:style style:name="P23" style:family="paragraph" style:parent-style-name="Text_20_body">
      <style:paragraph-properties fo:margin-left="0cm" fo:margin-right="0cm" fo:text-indent="0cm" style:auto-text-indent="false"/>
      <style:text-properties fo:font-size="18pt" fo:font-weight="bold" officeooo:rsid="000e7861" officeooo:paragraph-rsid="000e7861" style:font-size-asian="18pt" style:font-weight-asian="bold" style:font-size-complex="18pt" style:font-weight-complex="bold"/>
    </style:style>
    <style:style style:name="P24" style:family="paragraph" style:parent-style-name="Text_20_body">
      <style:paragraph-properties fo:margin-left="0cm" fo:margin-right="0cm" fo:text-indent="0cm" style:auto-text-indent="false"/>
      <style:text-properties officeooo:rsid="000e7861" officeooo:paragraph-rsid="000e7861"/>
    </style:style>
    <style:style style:name="T1" style:family="text">
      <style:text-properties style:text-underline-style="solid" style:text-underline-width="auto" style:text-underline-color="font-color" fo:font-weight="bold" officeooo:rsid="000e7121"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officeooo:rsid="0012375a"/>
    </style:style>
    <style:style style:name="T6" style:family="text">
      <style:text-properties officeooo:rsid="0012d51c"/>
    </style:style>
    <style:style style:name="T7" style:family="text">
      <style:text-properties officeooo:rsid="000e7121"/>
    </style:style>
    <style:style style:name="T8" style:family="text">
      <style:text-properties officeooo:rsid="000e7861"/>
    </style:style>
    <style:style style:name="T9" style:family="text">
      <style:text-properties officeooo:rsid="000f7230"/>
    </style:style>
    <style:style style:name="T10" style:family="text">
      <style:text-properties officeooo:rsid="00108838"/>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1">COLLIOURE SPORTIF AVIRON</text:span></text:span></text:h>
      <text:h text:style-name="P1" text:outline-level="1"><text:span text:style-name="Strong_20_Emphasis"><text:span text:style-name="T2">Club de Rame Traditionnelle à Banc Fixe</text:span></text:span></text:h>
      <text:p text:style-name="P2"><text:span text:style-name="Strong_20_Emphasis"/></text:p>
      <text:p text:style-name="P3">Bienvenue au sein de notre club de rame traditionnelle à banc fixe.Nous sommes ravis de t’accueillir parmi nous. <text:s text:c="119"/>Ici, tu découvriras un sport authentique, exigeant et profondément collectif. Que tu viennes pour le loisir, la forme physique ou la compétition, tu trouveras une équipe soudée, passionnée et toujours prête à partager son savoir-faire. Nous te souhaitons de belles navigations et beaucoup de plaisir sur l’eau.</text:p>
      <text:h text:style-name="P4" text:outline-level="2"><text:span text:style-name="Strong_20_Emphasis"><text:span text:style-name="T3">Présentation du club</text:span></text:span></text:h>
      <text:h text:style-name="P5" text:outline-level="3"><text:span text:style-name="Strong_20_Emphasis"><text:span text:style-name="T4">Notre histoire</text:span></text:span></text:h>
      <text:p text:style-name="P6">À l’origine, ces barques étaient utilisées pour la pêche. Robustes, maniables et adaptées aux conditions côtières, elles permettaient aux pêcheurs de sortir en mer et de ramener leurs prises. Aujourd’hui, elles sont devenues des embarcations sportives, mais conservent tout leur caractère traditionnel. </text:p>
      <text:p text:style-name="P6">Créé en <text:span text:style-name="T5">19</text:span><text:span text:style-name="T6">89</text:span>, notre club perpétue la tradition de la rame à banc fixe, un sport maritime pratiqué sur nos côtes. Au fil des années, nous avons développé une section loisir et une section compétition, tout en conservant un esprit familial.</text:p>
      <text:h text:style-name="P5" text:outline-level="3"><text:span text:style-name="Strong_20_Emphasis">Nos valeurs</text:span></text:h>
      <text:list text:style-name="L1">
        <text:list-item>
          <text:p text:style-name="P7">Esprit d’équipe</text:p>
        </text:list-item>
        <text:list-item>
          <text:p text:style-name="P7">Respect et entraide</text:p>
        </text:list-item>
        <text:list-item>
          <text:p text:style-name="P7">Transmission des savoirs</text:p>
        </text:list-item>
        <text:list-item>
          <text:p text:style-name="P7">Convivialité</text:p>
        </text:list-item>
        <text:list-item>
          <text:p text:style-name="P7">Sécurité avant tout</text:p>
        </text:list-item>
      </text:list>
      <text:h text:style-name="P5" text:outline-level="3"><text:span text:style-name="Strong_20_Emphasis">Nos embarcations</text:span></text:h>
      <text:list text:style-name="L2">
        <text:list-item>
          <text:p text:style-name="P8"><text:span text:style-name="T7">Prochainement : </text:span>Yole – <text:span text:style-name="T6">aviron de mer</text:span></text:p>
        </text:list-item>
        <text:list-item>
          <text:p text:style-name="P8">Barques à banc fixe : <text:span text:style-name="T7">6 ou 8 places</text:span></text:p>
        </text:list-item>
      </text:list>
      <text:h text:style-name="P9" text:outline-level="2"><text:span text:style-name="Strong_20_Emphasis">La rame traditionnelle à banc fixe</text:span></text:h>
      <text:h text:style-name="P5" text:outline-level="3"><text:span text:style-name="Strong_20_Emphasis">Qu’est‑ce que c’est ?</text:span></text:h>
      <text:p text:style-name="P10">La rame à banc fixe est une discipline où les rameurs sont assis sur un banc immobile, contrairement à l’aviron <text:span text:style-name="T6">où </text:span>le siège coulisse. Le mouvement est puissant, synchronisé et demande une grande coordination.</text:p>
      <text:h text:style-name="P5" text:outline-level="3"><text:soft-page-break/><text:span text:style-name="Strong_20_Emphasis">Les rôles à bord</text:span></text:h>
      <text:list text:style-name="L3">
        <text:list-item>
          <text:p text:style-name="P11"><text:span text:style-name="Strong_20_Emphasis">Le barreur</text:span> : dirige l’embarcation et donne les consignes</text:p>
        </text:list-item>
        <text:list-item>
          <text:p text:style-name="P11"><text:span text:style-name="Strong_20_Emphasis">Le chef de nage</text:span> – <text:span text:style-name="T7">Poste n°1</text:span>: cadence le rythme</text:p>
        </text:list-item>
        <text:list-item>
          <text:p text:style-name="P11"><text:span text:style-name="Strong_20_Emphasis">Les rameurs</text:span> : assurent la propulsion</text:p>
        </text:list-item>
      </text:list>
      <text:h text:style-name="P9" text:outline-level="2"><text:span text:style-name="Strong_20_Emphasis"><text:span text:style-name="T3">Fonctionnement du club</text:span></text:span></text:h>
      <text:h text:style-name="P5" text:outline-level="3"><text:span text:style-name="Strong_20_Emphasis"><text:span text:style-name="T7">Jours et h</text:span></text:span><text:span text:style-name="Strong_20_Emphasis">oraires d’entraînement</text:span></text:h>
      <text:list text:style-name="L4">
        <text:list-item>
          <text:p text:style-name="P12">Du lundi au jeudi : 20h à 21h30</text:p>
        </text:list-item>
        <text:list-item>
          <text:p text:style-name="P12">Samedi : 9h à 11h </text:p>
        </text:list-item>
        <text:list-item>
          <text:p text:style-name="P13">Arriver 1<text:span text:style-name="T7">5</text:span> minutes en avance pour préparer le matériel</text:p>
        </text:list-item>
      </text:list>
      <text:h text:style-name="P5" text:outline-level="3"><text:span text:style-name="Strong_20_Emphasis">Lieu de rendez-vous</text:span></text:h>
      <text:list text:style-name="L5">
        <text:list-item>
          <text:p text:style-name="P14">Collioure :</text:p>
        </text:list-item>
        <text:list-item>
          <text:p text:style-name="P14">Saint Cyprien : Zone technique</text:p>
        </text:list-item>
      </text:list>
      <text:h text:style-name="P5" text:outline-level="3"><text:span text:style-name="Strong_20_Emphasis">Organisation</text:span></text:h>
      <text:list text:style-name="L6">
        <text:list-item>
          <text:p text:style-name="P15">Inscription aux séances via <text:span text:style-name="T8">l’</text:span><text:span text:style-name="T9">application</text:span><text:span text:style-name="T8"> </text:span><text:span text:style-name="T9">SPORT EASY : </text:span><text:span text:style-name="T10">présent/absent</text:span></text:p>
        </text:list-item>
        <text:list-item>
          <text:p text:style-name="P15">Respecter les consignes des encadrants</text:p>
        </text:list-item>
      </text:list>
      <text:h text:style-name="P9" text:outline-level="2"><text:span text:style-name="Strong_20_Emphasis"><text:span text:style-name="T3">Sécurité &amp; règles essentielles</text:span></text:span></text:h>
      <text:p text:style-name="P10">La sécurité est notre priorité.</text:p>
      <text:list text:style-name="L7">
        <text:list-item>
          <text:p text:style-name="P16">Savoir nager</text:p>
        </text:list-item>
        <text:list-item>
          <text:p text:style-name="P17">Chaussures fermées recommandées</text:p>
        </text:list-item>
        <text:list-item>
          <text:p text:style-name="P17">Vêtements adaptés au<text:span text:style-name="T8">x conditions climatiques</text:span></text:p>
        </text:list-item>
      </text:list>
      <text:h text:style-name="P9" text:outline-level="2"><text:span text:style-name="Strong_20_Emphasis"><text:span text:style-name="T3">Vie du club</text:span></text:span></text:h>
      <text:list text:style-name="L8">
        <text:list-item>
          <text:p text:style-name="P18">Compétitions régionales et nationales</text:p>
        </text:list-item>
        <text:list-item>
          <text:p text:style-name="P18">Sorties conviviales</text:p>
        </text:list-item>
        <text:list-item>
          <text:p text:style-name="P18">Repas du club</text:p>
        </text:list-item>
      </text:list>
      <text:list text:style-name="L9">
        <text:list-item>
          <text:p text:style-name="P19">Aide lors des événements</text:p>
        </text:list-item>
        <text:list-item>
          <text:p text:style-name="P20">Entretien du matériel</text:p>
        </text:list-item>
      </text:list>
      <text:h text:style-name="P9" text:outline-level="2"><text:span text:style-name="Strong_20_Emphasis"><text:span text:style-name="T2">Infos pratiques</text:span></text:span></text:h>
      <text:list text:style-name="L10">
        <text:list-item>
          <text:p text:style-name="P21">Tarifs annuels : <text:span text:style-name="T8">90 euros </text:span><text:span text:style-name="T10">à </text:span><text:span text:style-name="T8">l’année</text:span></text:p>
          <text:list>
            <text:list-item>
              <text:list>
                <text:list-header>
                  <text:p text:style-name="P21"><text:s text:c="2"/><text:span text:style-name="T8">30 euros </text:span><text:span text:style-name="T9">pour</text:span><text:span text:style-name="T8"> la période estivale (juin à septembre)</text:span></text:p>
                </text:list-header>
              </text:list>
            </text:list-item>
          </text:list>
        </text:list-item>
        <text:list-item>
          <text:p text:style-name="P21">Licence fédérale – <text:span text:style-name="T9">FFA - FFJSN</text:span></text:p>
        </text:list-item>
        <text:list-item>
          <text:p text:style-name="P21"><text:soft-page-break/>Certificat médical ou questionnaire de santé</text:p>
        </text:list-item>
        <text:list-item>
          <text:p text:style-name="P21">Assurance incluse dans la licence</text:p>
        </text:list-item>
      </text:list>
      <text:h text:style-name="P9" text:outline-level="2"><text:span text:style-name="Strong_20_Emphasis">Charte du rameur</text:span></text:h>
      <text:list text:style-name="L11">
        <text:list-item>
          <text:p text:style-name="P22">Je respecte les autres rameurs</text:p>
        </text:list-item>
        <text:list-item>
          <text:p text:style-name="P22">Je participe au rangement du matériel</text:p>
        </text:list-item>
        <text:list-item>
          <text:p text:style-name="P22">Je préviens en cas d’absence</text:p>
        </text:list-item>
        <text:list-item>
          <text:p text:style-name="P22">Je respecte les consignes de sécurité</text:p>
        </text:list-item>
        <text:list-item>
          <text:p text:style-name="P22">Je contribue à la bonne ambiance du club</text:p>
        </text:list-item>
      </text:list>
      <text:p text:style-name="P10"/>
      <text:p text:style-name="P23">Contacts</text:p>
      <text:p text:style-name="P24">La présidente : Sandra MATHEU - <text:span text:style-name="T9">0685156297</text:span></text:p>
      <text:p text:style-name="P24">Le Vice président : Stéphane LACREU - <text:span text:style-name="T9">0687483105</text:span></text:p>
      <text:p text:style-name="P24">Le trésorier : Jean-Marc RESPAUT - <text:span text:style-name="T9">0678922485</text:span></text:p>
      <text:p text:style-name="P24">La secrétaire : Marie-Myrtille <text:span text:style-name="T9">DUPERIER - 0670445300</text:span></text:p>
      <text:p text:style-name="P10"><text:span text:style-name="Strong_20_Emphasi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6T17:37:08.667207400</meta:creation-date>
    <dc:date>2025-12-26T18:50:20.050932400</dc:date>
    <meta:editing-duration>PT31M2S</meta:editing-duration>
    <meta:editing-cycles>3</meta:editing-cycles>
    <meta:generator>LibreOffice/25.8.3.2$Windows_X86_64 LibreOffice_project/8ca8d55c161d602844f5428fa4b58097424e324e</meta:generator>
    <meta:document-statistic meta:table-count="0" meta:image-count="0" meta:object-count="0" meta:page-count="3" meta:paragraph-count="62" meta:word-count="490" meta:character-count="3022" meta:non-whitespace-character-count="2503"/>
  </office:meta>
</office:document-meta>
</file>